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middle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="thin solid #000000" style:vertical-align="middle" fo:wrap-option="wrap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7.75229166666667cm"/>
    </style:style>
    <style:style style:name="co3" style:family="table-column">
      <style:table-column-properties fo:break-before="auto" style:column-width="2.804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3.9pt" style:use-optimal-row-height="false" fo:break-before="auto"/>
    </style:style>
    <style:style style:name="ro4" style:family="table-row">
      <style:table-row-properties style:row-height="31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nHo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2">
            <text:p>MaMon</text:p>
          </table:table-cell>
          <table:table-cell office:value-type="string" table:style-name="ce2">
            <text:p>TenMon</text:p>
          </table:table-cell>
          <table:table-cell office:value-type="string" table:style-name="ce2">
            <text:p>TCLT</text:p>
          </table:table-cell>
          <table:table-cell office:value-type="string" table:style-name="ce2">
            <text:p>TCTH</text:p>
          </table:table-cell>
          <table:table-cell office:value-type="string" table:style-name="ce2">
            <text:p>TongTC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TH3201</text:p>
          </table:table-cell>
          <table:table-cell office:value-type="string" table:style-name="ce4">
            <text:p>Tin học cơ sở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formula="of:=SUM([.C2:.D2])" table:style-name="ce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202</text:p>
          </table:table-cell>
          <table:table-cell office:value-type="string" table:style-name="ce8">
            <text:p>Toán rời rạc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" table:formula="of:=SUM([.C3:.D3])" table:style-name="ce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203</text:p>
          </table:table-cell>
          <table:table-cell office:value-type="string" table:style-name="ce8">
            <text:p>Lập trình căn bản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" table:formula="of:=SUM([.C4:.D4])" table:style-name="ce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204</text:p>
          </table:table-cell>
          <table:table-cell office:value-type="string" table:style-name="ce8">
            <text:p>Cấu trúc máy tính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" table:formula="of:=SUM([.C5:.D5])" table:style-name="ce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205</text:p>
          </table:table-cell>
          <table:table-cell office:value-type="string" table:style-name="ce8">
            <text:p>Cơ sở dữ liệu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" table:formula="of:=SUM([.C6:.D6])" table:style-name="ce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206</text:p>
          </table:table-cell>
          <table:table-cell office:value-type="string" table:style-name="ce8">
            <text:p>Hệ điều hành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" table:formula="of:=SUM([.C7:.D7])" table:style-name="ce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207</text:p>
          </table:table-cell>
          <table:table-cell office:value-type="string" table:style-name="ce8">
            <text:p>Cấu trúc dữ liệu và giải thuật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" table:formula="of:=SUM([.C8:.D8])" table:style-name="ce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208</text:p>
          </table:table-cell>
          <table:table-cell office:value-type="string" table:style-name="ce8">
            <text:p>Lập trình hướng đối tượng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" table:formula="of:=SUM([.C9:.D9])" table:style-name="ce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209</text:p>
          </table:table-cell>
          <table:table-cell office:value-type="string" table:style-name="ce8">
            <text:p>Mạng máy tính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" table:formula="of:=SUM([.C10:.D10])" table:style-name="ce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301</text:p>
          </table:table-cell>
          <table:table-cell office:value-type="string" table:style-name="ce8">
            <text:p>Hệ quản trị cơ sở dữ liệu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" table:formula="of:=SUM([.C11:.D11])" table:style-name="ce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302</text:p>
          </table:table-cell>
          <table:table-cell office:value-type="string" table:style-name="ce8">
            <text:p>Lập trình cơ sở dữ liệu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" table:formula="of:=SUM([.C12:.D12])" table:style-name="ce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303</text:p>
          </table:table-cell>
          <table:table-cell office:value-type="string" table:style-name="ce8">
            <text:p>Lập trình Windows<text:s/>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" table:formula="of:=SUM([.C13:.D13])" table:style-name="ce6">
            <text:p>2</text:p>
          </table:table-cell>
          <table:table-cell table:number-columns-repeated="16379"/>
        </table:table-row>
        <table:table-row table:style-name="ro3">
          <table:table-cell office:value-type="string" table:style-name="ce7">
            <text:p>TH3304</text:p>
          </table:table-cell>
          <table:table-cell office:value-type="string" table:style-name="ce8">
            <text:p>Phân tích thiết kế hệ thống thông tin</text:p>
          </table:table-cell>
          <table:table-cell office:value-type="float" office:value="2" table:style-name="ce9">
            <text:p>2</text:p>
          </table:table-cell>
          <table:table-cell office:value-type="float" office:value="0" table:style-name="ce9">
            <text:p>0</text:p>
          </table:table-cell>
          <table:table-cell office:value-type="float" office:value="2" table:formula="of:=SUM([.C14:.D14])" table:style-name="ce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02</text:p>
          </table:table-cell>
          <table:table-cell office:value-type="string" table:style-name="ce8">
            <text:p>Web - Internet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3" table:formula="of:=SUM([.C15:.D15])" table:style-name="ce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03</text:p>
          </table:table-cell>
          <table:table-cell office:value-type="string" table:style-name="ce8">
            <text:p>Thực hành Lập trình căn bản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formula="of:=SUM([.C16:.D16])" table:style-name="ce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04</text:p>
          </table:table-cell>
          <table:table-cell office:value-type="string" table:style-name="ce8">
            <text:p>Thực hành Cấu trúc máy tính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formula="of:=SUM([.C17:.D17])" table:style-name="ce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05</text:p>
          </table:table-cell>
          <table:table-cell office:value-type="string" table:style-name="ce8">
            <text:p>Thực hành Cơ sở dữ liệu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formula="of:=SUM([.C18:.D18])" table:style-name="ce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06</text:p>
          </table:table-cell>
          <table:table-cell office:value-type="string" table:style-name="ce8">
            <text:p>Thực hành Hệ điều hành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formula="of:=SUM([.C19:.D19])" table:style-name="ce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07</text:p>
          </table:table-cell>
          <table:table-cell office:value-type="string" table:style-name="ce8">
            <text:p>Thực hành CTDL &amp;amp; GT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formula="of:=SUM([.C20:.D20])" table:style-name="ce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08</text:p>
          </table:table-cell>
          <table:table-cell office:value-type="string" table:style-name="ce8">
            <text:p>Thực hành Lập trình hướng đối tượng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formula="of:=SUM([.C21:.D21])" table:style-name="ce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09</text:p>
          </table:table-cell>
          <table:table-cell office:value-type="string" table:style-name="ce8">
            <text:p>Thực hành Mạng máy tính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formula="of:=SUM([.C22:.D22])" table:style-name="ce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10</text:p>
          </table:table-cell>
          <table:table-cell office:value-type="string" table:style-name="ce8">
            <text:p>Thực hành tin học 1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4" table:formula="of:=SUM([.C23:.D23])" table:style-name="ce6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11</text:p>
          </table:table-cell>
          <table:table-cell office:value-type="string" table:style-name="ce8">
            <text:p>Thực hành Hệ quản trị cơ sở dữ liệu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formula="of:=SUM([.C24:.D24])" table:style-name="ce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12</text:p>
          </table:table-cell>
          <table:table-cell office:value-type="string" table:style-name="ce8">
            <text:p>Thực hành Lập trình cơ sở dữ liệu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formula="of:=SUM([.C25:.D25])" table:style-name="ce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13</text:p>
          </table:table-cell>
          <table:table-cell office:value-type="string" table:style-name="ce8">
            <text:p>Thực hành Lập trình Windows<text:s/>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formula="of:=SUM([.C26:.D26])" table:style-name="ce6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TH3514</text:p>
          </table:table-cell>
          <table:table-cell office:value-type="string" table:style-name="ce8">
            <text:p>Thực hành Phân tích thiết kế hệ thống thông tin</text:p>
          </table:table-cell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1" table:formula="of:=SUM([.C27:.D27])" table:style-name="ce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16</text:p>
          </table:table-cell>
          <table:table-cell office:value-type="string" table:style-name="ce8">
            <text:p>Phân tích thiết kế hướng đối tượng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3" table:formula="of:=SUM([.C28:.D28])" table:style-name="ce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17</text:p>
          </table:table-cell>
          <table:table-cell office:value-type="string" table:style-name="ce8">
            <text:p>Quản lý hệ thống mạng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3" table:formula="of:=SUM([.C29:.D29])" table:style-name="ce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18</text:p>
          </table:table-cell>
          <table:table-cell office:value-type="string" table:style-name="ce8">
            <text:p>Đồ họa ứng dụng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4" table:formula="of:=SUM([.C30:.D30])" table:style-name="ce6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19</text:p>
          </table:table-cell>
          <table:table-cell office:value-type="string" table:style-name="ce8">
            <text:p>Kỹ thuật xử lý ảnh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4" table:formula="of:=SUM([.C31:.D31])" table:style-name="ce6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20</text:p>
          </table:table-cell>
          <table:table-cell office:value-type="string" table:style-name="ce8">
            <text:p>Đồ họa hình động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4" table:formula="of:=SUM([.C32:.D32])" table:style-name="ce6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21</text:p>
          </table:table-cell>
          <table:table-cell office:value-type="string" table:style-name="ce8">
            <text:p>Lắp ráp và cài đặt máy tính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3" table:formula="of:=SUM([.C33:.D33])" table:style-name="ce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22</text:p>
          </table:table-cell>
          <table:table-cell office:value-type="string" table:style-name="ce8">
            <text:p>Lập trình mạng</text:p>
          </table:table-cell>
          <table:table-cell office:value-type="float" office:value="0" table:style-name="ce9">
            <text:p>0</text:p>
          </table:table-cell>
          <table:table-cell office:value-type="float" office:value="3" table:style-name="ce9">
            <text:p>3</text:p>
          </table:table-cell>
          <table:table-cell office:value-type="float" office:value="3" table:formula="of:=SUM([.C34:.D34])" table:style-name="ce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23</text:p>
          </table:table-cell>
          <table:table-cell office:value-type="string" table:style-name="ce8">
            <text:p>Thiết kế và quản trị website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4" table:formula="of:=SUM([.C35:.D35])" table:style-name="ce6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24</text:p>
          </table:table-cell>
          <table:table-cell office:value-type="string" table:style-name="ce8">
            <text:p>Xây dựng phần mềm quản lý bán hàng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4" table:formula="of:=SUM([.C36:.D36])" table:style-name="ce6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25</text:p>
          </table:table-cell>
          <table:table-cell office:value-type="string" table:style-name="ce8">
            <text:p>Xây dựng website thương mại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4" table:formula="of:=SUM([.C37:.D37])" table:style-name="ce6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26</text:p>
          </table:table-cell>
          <table:table-cell office:value-type="string" table:style-name="ce8">
            <text:p>Xử lý sự cố phần mềm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4" table:formula="of:=SUM([.C38:.D38])" table:style-name="ce6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27</text:p>
          </table:table-cell>
          <table:table-cell office:value-type="string" table:style-name="ce8">
            <text:p>Thực hành tin học 2</text:p>
          </table:table-cell>
          <table:table-cell office:value-type="float" office:value="0" table:style-name="ce9">
            <text:p>0</text:p>
          </table:table-cell>
          <table:table-cell office:value-type="float" office:value="4" table:style-name="ce9">
            <text:p>4</text:p>
          </table:table-cell>
          <table:table-cell office:value-type="float" office:value="4" table:formula="of:=SUM([.C39:.D39])" table:style-name="ce6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28</text:p>
          </table:table-cell>
          <table:table-cell office:value-type="string" table:style-name="ce8">
            <text:p>Đồ án chuyên ngành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2" table:formula="of:=SUM([.C40:.D40])" table:style-name="ce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3529</text:p>
          </table:table-cell>
          <table:table-cell office:value-type="string" table:style-name="ce8">
            <text:p>Thực tập tốt nghiệp</text:p>
          </table:table-cell>
          <table:table-cell office:value-type="float" office:value="0" table:style-name="ce10">
            <text:p>0</text:p>
          </table:table-cell>
          <table:table-cell office:value-type="float" office:value="4" table:style-name="ce10">
            <text:p>4</text:p>
          </table:table-cell>
          <table:table-cell office:value-type="float" office:value="4" table:formula="of:=SUM([.C41:.D41])" table:style-name="ce6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11">
            <text:p>TH1311(CĐ)</text:p>
          </table:table-cell>
          <table:table-cell office:value-type="string" table:style-name="ce12">
            <text:p>Quản trị mạng máy tính (CĐ)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4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15">
            <text:p>TH3604</text:p>
          </table:table-cell>
          <table:table-cell office:value-type="string" table:style-name="ce16">
            <text:p>Lập trình ứng dụng cho thiết bị di động</text:p>
          </table:table-cell>
          <table:table-cell office:value-type="float" office:value="0" table:style-name="ce10">
            <text:p>0</text:p>
          </table:table-cell>
          <table:table-cell office:value-type="float" office:value="2" table:style-name="ce10">
            <text:p>2</text:p>
          </table:table-cell>
          <table:table-cell office:value-type="float" office:value="2" table:formula="of:=SUM([.C43:.D43])" table:style-name="ce17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15">
            <text:p>TH3605</text:p>
          </table:table-cell>
          <table:table-cell office:value-type="string" table:style-name="ce18">
            <text:p>Thiết kế diễn đàn trực tuyến</text:p>
          </table:table-cell>
          <table:table-cell office:value-type="float" office:value="0" table:style-name="ce10">
            <text:p>0</text:p>
          </table:table-cell>
          <table:table-cell office:value-type="float" office:value="3" table:style-name="ce10">
            <text:p>3</text:p>
          </table:table-cell>
          <table:table-cell office:value-type="float" office:value="3" table:formula="of:=SUM([.C44:.D44])" table:style-name="ce17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TH1313 (CĐ)</text:p>
          </table:table-cell>
          <table:table-cell office:value-type="string" table:style-name="ce18">
            <text:p>An toàn hệ thống và an ninh mạng (CĐ)</text:p>
          </table:table-cell>
          <table:table-cell office:value-type="float" office:value="2" table:style-name="ce10">
            <text:p>2</text:p>
          </table:table-cell>
          <table:table-cell office:value-type="float" office:value="1" table:style-name="ce10">
            <text:p>1</text:p>
          </table:table-cell>
          <table:table-cell office:value-type="float" office:value="3" table:style-name="ce6">
            <text:p>3</text:p>
          </table:table-cell>
          <table:table-cell table:number-columns-repeated="16379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e yen</meta:initial-creator>
    <dc:creator>Lê Bá Trọng</dc:creator>
    <meta:creation-date>2017-07-06T07:56:04Z</meta:creation-date>
    <dc:date>2017-09-28T16:02:35Z</dc:date>
  </office:meta>
</office:document-meta>
</file>